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20b" officeooo:paragraph-rsid="0009c2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23632942" text:style-name="L1">
        <text:list-item>
          <text:p text:style-name="P1">Create git repo</text:p>
        </text:list-item>
        <text:list-item>
          <text:p text:style-name="P1">Set up development stack</text:p>
          <text:list>
            <text:list-item>
              <text:p text:style-name="P1">React</text:p>
            </text:list-item>
            <text:list-item>
              <text:p text:style-name="P1">Node</text:p>
            </text:list-item>
            <text:list-item>
              <text:p text:style-name="P1">Mongo</text:p>
            </text:list-item>
            <text:list-item>
              <text:p text:style-name="P1">Redux</text:p>
            </text:list-item>
            <text:list-item>
              <text:p text:style-name="P1">Sass</text:p>
            </text:list-item>
            <text:list-item>
              <text:p text:style-name="P1">GraphQL</text:p>
            </text:list-item>
          </text:list>
        </text:list-item>
        <text:list-item>
          <text:p text:style-name="P1">Implement user profiles with authentication</text:p>
        </text:list-item>
        <text:list-item>
          <text:p text:style-name="P1">User object</text:p>
          <text:list>
            <text:list-item>
              <text:p text:style-name="P1">First name</text:p>
            </text:list-item>
            <text:list-item>
              <text:p text:style-name="P1">Last name</text:p>
            </text:list-item>
            <text:list-item>
              <text:p text:style-name="P1">Email</text:p>
            </text:list-item>
            <text:list-item>
              <text:p text:style-name="P1">Address</text:p>
              <text:list>
                <text:list-item>
                  <text:p text:style-name="P1">(use address api)</text:p>
                </text:list-item>
              </text:list>
            </text:list-item>
            <text:list-item>
              <text:p text:style-name="P1">Phone</text:p>
            </text:list-item>
          </text:list>
        </text:list-item>
        <text:list-item>
          <text:p text:style-name="P1">Watch object</text:p>
          <text:list>
            <text:list-item>
              <text:p text:style-name="P1">Brand</text:p>
            </text:list-item>
            <text:list-item>
              <text:p text:style-name="P1">Model</text:p>
            </text:list-item>
            <text:list-item>
              <text:p text:style-name="P1">Price</text:p>
            </text:list-item>
            <text:list-item>
              <text:p text:style-name="P1">Description</text:p>
            </text:list-item>
          </text:list>
        </text:list-item>
        <text:list-item>
          <text:p text:style-name="P1">Pages</text:p>
          <text:list>
            <text:list-item>
              <text:p text:style-name="P1">Home</text:p>
            </text:list-item>
            <text:list-item>
              <text:p text:style-name="P1">About</text:p>
            </text:list-item>
            <text:list-item>
              <text:p text:style-name="P1">Brand</text:p>
            </text:list-item>
            <text:list-item>
              <text:p text:style-name="P1">Product</text:p>
            </text:list-item>
            <text:list-item>
              <text:p text:style-name="P1">Contact</text:p>
            </text:list-item>
            <text:list-item>
              <text:p text:style-name="P1">Checkout</text:p>
            </text:list-item>
            <text:list-item>
              <text:p text:style-name="P1">Sign up (could use a popup)</text:p>
            </text:list-item>
            <text:list-item>
              <text:p text:style-name="P1">Sign in (could use a popup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4-23T12:00:28.066690252</dc:date>
    <meta:editing-duration>PT9M41S</meta:editing-duration>
    <meta:editing-cycles>1</meta:editing-cycles>
    <meta:document-statistic meta:table-count="0" meta:image-count="0" meta:object-count="0" meta:page-count="1" meta:paragraph-count="30" meta:word-count="85" meta:character-count="339" meta:non-whitespace-character-count="314"/>
    <meta:generator>LibreOffice/6.2.3.2$MacOSX_X86_64 LibreOffice_project/aecc05fe267cc68dde00352a451aa867b3b546ac</meta:generator>
  </office:meta>
</office:document-meta>
</file>